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20_Drawing_20_Style_5f_1_5f_1">
      <style:graphic-properties draw:auto-grow-height="true" draw:auto-grow-width="false" fo:max-height="0cm" fo:min-height="0.966cm"/>
      <style:paragraph-properties style:writing-mode="lr-tb"/>
    </style:style>
    <style:style style:name="gr3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5.263cm"/>
      <style:paragraph-properties style:writing-mode="lr-tb"/>
    </style:style>
    <style:style style:name="gr4" style:family="graphic" style:parent-style-name="Object_20_without_20_fill_5f_1_5f_1">
      <style:graphic-properties draw:stroke="dash" svg:stroke-color="#7f7f7f" draw:marker-end="Arrow_20_short" draw:marker-end-width="0.2cm" draw:fill="none" draw:textarea-vertical-align="middle"/>
    </style:style>
    <style:style style:name="gr5" style:family="graphic" style:parent-style-name="Default_20_Drawing_20_Style_5f_1_5f_1">
      <style:graphic-properties draw:stroke="none" svg:stroke-color="#000000" draw:marker-end="Arrowheads_20_30" draw:fill="none" draw:fill-color="#ffffff" draw:auto-grow-height="true" draw:auto-grow-width="false" fo:max-height="0cm" fo:min-height="3.861cm"/>
      <style:paragraph-properties style:writing-mode="lr-tb"/>
    </style:style>
    <style:style style:name="gr6" style:family="graphic" style:parent-style-name="Default_20_Drawing_20_Style_5f_1_5f_1">
      <style:graphic-properties fo:min-height="4.927cm"/>
      <style:paragraph-properties style:writing-mode="lr-tb"/>
    </style:style>
    <style:style style:name="gr7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377cm"/>
      <style:paragraph-properties style:writing-mode="lr-tb"/>
    </style:style>
    <style:style style:name="gr8" style:family="graphic" style:parent-style-name="Default_20_Drawing_20_Style_5f_1_5f_1">
      <style:graphic-properties draw:stroke="dash" svg:stroke-color="#fe7f00" draw:textarea-vertical-align="middle"/>
    </style:style>
    <style:style style:name="gr9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10" style:family="graphic" style:parent-style-name="objectwithoutfill">
      <style:graphic-properties draw:marker-end="Arrowheads_20_3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draw:marker-end="Arrowheads_20_32" draw:marker-end-width="0.3cm" draw:fill="none" draw:textarea-vertical-align="middle"/>
    </style:style>
    <style:style style:name="gr14" style:family="graphic" style:parent-style-name="objectwithoutfill">
      <style:graphic-properties draw:marker-end="Arrowheads_20_33" draw:marker-end-width="0.3cm" draw:fill="none" draw:textarea-vertical-align="middl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outline1">
      <style:graphic-properties draw:stroke="none" draw:stroke-dash="Long_20_Dash" svg:stroke-color="#fe7f00" fo:min-height="15.75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44pt" fo:language="pt" fo:country="BR" style:text-underline-style="none" style:font-size-asian="44pt" style:font-size-complex="44pt" style:text-overline-style="none" style:text-overline-color="font-color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8400" loext:opacity="100%"/>
    </style:style>
    <style:style style:name="T6" style:family="text">
      <style:text-properties fo:color="#7f00fe" loext:opacity="100%"/>
    </style:style>
    <style:style style:name="T7" style:family="text">
      <style:text-properties fo:color="#00caca" loext:opacity="100%"/>
    </style:style>
    <style:style style:name="T8" style:family="text">
      <style:text-properties fo:color="#00b4b4" loext:opacity="100%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style:text-position="33% 58%"/>
    </style:style>
    <style:style style:name="T11" style:family="text">
      <style:text-properties fo:color="#ff0000" loext:opacity="100%" style:font-name="DejaVu Sans" style:font-name-asian="DejaVu Sans" style:font-name-complex="DejaVu Sans"/>
    </style:style>
    <style:style style:name="T12" style:family="text">
      <style:text-properties fo:color="#ff0000" loext:opacity="100%" style:text-position="-8% 58%"/>
    </style:style>
    <style:style style:name="T13" style:family="text">
      <style:text-properties style:text-position="33% 58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color="#fe7f00" loext:opacity="100%"/>
    </style:style>
    <style:style style:name="T16" style:family="text">
      <style:text-properties style:text-position="sub 58%"/>
    </style:style>
    <style:style style:name="T17" style:family="text">
      <style:text-properties style:text-position="-8% 58%"/>
    </style:style>
    <style:style style:name="T18" style:family="text">
      <style:text-properties fo:color="#ff0000" loext:opacity="100%" style:text-position="sub 58%"/>
    </style:style>
    <style:style style:name="T19" style:family="text">
      <style:text-properties fo:color="#ff00ff" loext:opacity="100%"/>
    </style:style>
    <style:style style:name="T20" style:family="text">
      <style:text-properties fo:color="#ff00ff" loext:opacity="100%" style:text-position="33% 58%"/>
    </style:style>
    <style:style style:name="T21" style:family="text">
      <style:text-properties fo:color="#ff00ff" loext:opacity="100%" fo:font-weight="bold" style:font-weight-asian="bold" style:font-weight-complex="bold"/>
    </style:style>
    <style:style style:name="T22" style:family="text">
      <style:text-properties fo:color="#ff00ff" loext:opacity="100%" style:text-position="33% 58%" fo:font-weight="bold" style:font-weight-asian="bold" style:font-weight-complex="bold"/>
    </style:style>
    <style:style style:name="T23" style:family="text">
      <style:text-properties fo:color="#00c462" loext:opacity="100%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per 58%"/>
    </style:style>
    <style:style style:name="T26" style:family="text">
      <style:text-properties fo:color="#7f00fe" loext:opacity="100%" style:text-position="sub 58%"/>
    </style:style>
    <style:style style:name="T27" style:family="text">
      <style:text-properties fo:color="#7f00fe" loext:opacity="100%" style:text-position="-8% 58%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ns R</text:span><text:span text:style-name="T3">egulare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ARCIA, A. de V.; HAEUSLER, E. H. Linguagens Formais e Autômatos. Londrina: EDA, 2017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Linguagens Regulares (LR)</text:p>
          </draw:text-box>
        </draw:frame>
        <draw:frame presentation:style-name="pr1" draw:text-style-name="P8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5">LC </text:span><text:span text:style-name="T5"><text:tab/></text:span><text:span text:style-name="T5"><text:tab/></text:span><text:span text:style-name="T5">Livre de Contexto</text:span></text:p>
                  </text:list-item>
                  <text:list-item>
                    <text:p><text:span text:style-name="T5">LLC </text:span><text:span text:style-name="T5"><text:tab/></text:span><text:span text:style-name="T5">Linguagem Livre de Contexto</text:span></text:p>
                  </text:list-item>
                  <text:list-item>
                    <text:p><text:span text:style-name="T5">GLC </text:span><text:span text:style-name="T5"><text:tab/></text:span><text:span text:style-name="T5">Gramática Livre de Contexto</text:span></text:p>
                  </text:list-item>
                  <text:list-item>
                    <text:p><text:span text:style-name="T5">RLC </text:span><text:span text:style-name="T5"><text:tab/></text:span><text:span text:style-name="T5">Regra Livre de Contexto</text:span></text:p>
                  </text:list-item>
                  <text:list-item>
                    <text:p><text:span text:style-name="T6">SC </text:span><text:span text:style-name="T6"><text:tab/></text:span><text:span text:style-name="T6"><text:tab/></text:span><text:span text:style-name="T6">Sensível ao Contexto</text:span></text:p>
                  </text:list-item>
                  <text:list-item>
                    <text:p><text:span text:style-name="T6">LSC </text:span><text:span text:style-name="T6"><text:tab/></text:span><text:span text:style-name="T6">Linguagem Sensível ao Contexto</text:span></text:p>
                  </text:list-item>
                  <text:list-item>
                    <text:p><text:span text:style-name="T6">GSC </text:span><text:span text:style-name="T6"><text:tab/></text:span><text:span text:style-name="T6">Gramática Sensível ao Contexto</text:span></text:p>
                  </text:list-item>
                  <text:list-item>
                    <text:p><text:span text:style-name="T6">RSC </text:span><text:span text:style-name="T6"><text:tab/></text:span><text:span text:style-name="T6">Regra Sensível ao Contexto</text:span></text:p>
                  </text:list-item>
                  <text:list-item>
                    <text:p><text:span text:style-name="T7">LR</text:span><text:span text:style-name="T7"><text:tab/></text:span><text:span text:style-name="T7"><text:tab/></text:span><text:span text:style-name="T7">Linguagem Regular</text:span></text:p>
                  </text:list-item>
                  <text:list-item>
                    <text:p><text:span text:style-name="T7">GR</text:span><text:span text:style-name="T7"><text:tab/></text:span><text:span text:style-name="T7"><text:tab/></text:span><text:span text:style-name="T7">Gramática Regular</text:span></text:p>
                  </text:list-item>
                  <text:list-item>
                    <text:p><text:span text:style-name="T7">MT</text:span><text:span text:style-name="T7"><text:tab/></text:span><text:span text:style-name="T7"><text:tab/></text:span><text:span text:style-name="T7">Máquina de Turing</text:span></text:p>
                  </text:list-item>
                  <text:list-item>
                    <text:p><text:span text:style-name="T7">AF</text:span><text:span text:style-name="T7"><text:tab/></text:span><text:span text:style-name="T7"><text:tab/></text:span><text:span text:style-name="T7">Autômato Fin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nalisador Sintático (AS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<text:span text:style-name="T8">reconhecedor</text:span> (analisador sintático) para uma linguagem formal <text:s/><text:span text:style-name="T9">L ⊆ Σ</text:span><text:span text:style-name="T10">*</text:span></text:p>
                <text:list>
                  <text:list-item>
                    <text:p>é um procedimento que ao ler qualquer palavra <text:s/><text:span text:style-name="T9">ω ∈ Σ</text:span><text:span text:style-name="T10">*</text:span></text:p>
                    <text:list>
                      <text:list-item>
                        <text:p>indica se <text:s/><text:span text:style-name="T9">ω ∈ L</text:span> <text:s/>ou se <text:s/><text:span text:style-name="T9">ω </text:span><text:span text:style-name="T11">∉</text:span><text:span text:style-name="T9"> L</text:span></text:p>
                      </text:list-item>
                    </text:list>
                  </text:list-item>
                </text:list>
              </text:list-item>
              <text:list-item>
                <text:p>Dado um símbolo <text:s/><text:span text:style-name="T9">s</text:span> <text:s/>e um alfabeto <text:s/><text:span text:style-name="T9">Σ</text:span></text:p>
                <text:list>
                  <text:list-item>
                    <text:p>saber se <text:s/><text:span text:style-name="T9">s ∈ Σ</text:span> <text:s/>e se <text:s/><text:span text:style-name="T9">s ≠ s</text:span><text:span text:style-name="T12">2</text:span><text:span text:style-name="T9"> ∈ Σ</text:span> <text:s/>deve ser um procedimento automático</text:p>
                    <text:list>
                      <text:list-item>
                        <text:p>a verificação é feita símbolo a símbol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9.605cm" svg:height="1.216cm" svg:x="8.812cm" svg:y="5.292cm">
          <draw:text-box>
            <text:p>"está contido ou é igual a"</text:p>
          </draw:text-box>
        </draw:frame>
        <draw:frame draw:style-name="gr3" draw:text-style-name="P10" draw:layer="layout" svg:width="20.205cm" svg:height="5.513cm" svg:x="1.563cm" svg:y="15.487cm">
          <draw:text-box>
            <text:list text:style-name="L2">
              <text:list-item>
                <text:p><text:span text:style-name="T13">*</text:span> <text:s/>= inclui ε</text:p>
              </text:list-item>
              <text:list-item>
                <text:p>ω = ω (ômega) é uma string que pertence ao conjunto T<text:span text:style-name="T13">*</text:span></text:p>
              </text:list-item>
              <text:list-item>
                <text:p>Σ = alfabeto { 0, 1, 2, 3, 4, 5, 6, 7, 8, 9, <text:s/>. }</text:p>
              </text:list-item>
              <text:list-item>
                <text:p>L = linguagem { 0, 1, 2, ... , 99, 100, ... , 0.1, 0.2, ... }</text:p>
              </text:list-item>
              <text:list-item>
                <text:p>símbolo = elemento individual do alfabeto</text:p>
              </text:list-item>
              <text:list-item>
                <text:p>palavra|cadeira|string = sequência de símbolos</text:p>
              </text:list-item>
            </text:list>
          </draw:text-box>
        </draw:frame>
        <draw:path draw:style-name="gr4" draw:text-style-name="P11" draw:layer="layout" svg:width="2.905cm" svg:height="1.417cm" draw:transform="rotate (-2.63335277540904) translate (9.00548234781317cm 5.86894998844563cm)" svg:viewBox="0 0 2906 1418" svg:d="M0 50c310 9 638-130 933 20 292 148 618 220 908 366 274 138 538 300 806 449l163 258 96 275">
          <text:p/>
        </draw:path>
        <draw:frame draw:style-name="gr5" draw:text-style-name="P10" draw:layer="layout" svg:width="8.78cm" svg:height="4.111cm" svg:x="17.678cm" svg:y="0.002cm">
          <draw:text-box>
            <text:p>R <text:s text:c="2"/><text:s/>a<text:span text:style-name="T13">n</text:span>b<text:tab/> <text:s text:c="4"/>ε,b,ab,aab</text:p>
            <text:p>LC <text:s/>a<text:span text:style-name="T13">n</text:span>b<text:span text:style-name="T13">n</text:span> <text:s/><text:s text:c="3"/>ab, aabb</text:p>
            <text:p>SC <text:s/>a<text:span text:style-name="T13">n</text:span>b<text:span text:style-name="T13">n</text:span>c<text:span text:style-name="T13">n</text:span> <text:s/>abc, aabbcc</text:p>
            <text:p>I <text:s text:c="3"/><text:s/>a<text:span text:style-name="T13">2</text:span><text:span text:style-name="T13">^n</text:span> <text:s/><text:s text:c="4"/>a, aa, aaa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Analisador Léxico (AL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14">Análise léxica</text:span> : segmentação do texto em palavras</text:p>
                <text:list>
                  <text:list-item>
                    <text:p>Percorre-se o texto agrupando os símbolos em agregados (clusters) denominados <text:span text:style-name="T9">itens léxicos:</text:span></text:p>
                    <text:list>
                      <text:list-item>
                        <text:p>Identificadores, nomes de variáveis, nomes de funções, etc.</text:p>
                      </text:list-item>
                    </text:list>
                  </text:list-item>
                </text:list>
              </text:list-item>
              <text:list-item>
                <text:p>O tipo de gramática mais simples que se usa é a <text:span text:style-name="T9">regular</text:span>. Ex.:</text:p>
                <text:list>
                  <text:list-item>
                    <text:p>G = ( V , T , P , S ), regra <text:s/><text:span text:style-name="T15">A → aB</text:span>, com <text:s/><text:span text:style-name="T15">A, B ∈ V</text:span>, e <text:s/><text:span text:style-name="T15">a, b ∈ T</text:span></text:p>
                    <text:list>
                      <text:list-item>
                        <text:p><text:span text:style-name="T15">A e B</text:span> : variáveis, <text:s/><text:span text:style-name="T15">a e b</text:span> : terminais</text:p>
                        <text:list>
                          <text:list-item>
                            <text:p>Uma linguagem é regular se, e somente se, existir uma <text:span text:style-name="T9">gramática regular que a g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Linguagem L={aab, bba} sobre o alfabeto Σ={a, b}</text:p>
                <text:list>
                  <text:list-item>
                    <text:p>A linguagem pode ser gerada pela gramática regular:</text:p>
                    <text:list>
                      <text:list-item>
                        <text:p>S → aA<text:span text:style-name="T16">1</text:span> ,</text:p>
                      </text:list-item>
                      <text:list-item>
                        <text:p>S → bB<text:span text:style-name="T16">1</text:span> ,</text:p>
                      </text:list-item>
                      <text:list-item>
                        <text:p>A<text:span text:style-name="T16">1</text:span> → aA<text:span text:style-name="T16">2</text:span> ,</text:p>
                      </text:list-item>
                      <text:list-item>
                        <text:p>A<text:span text:style-name="T16">2</text:span> → b ,</text:p>
                      </text:list-item>
                      <text:list-item>
                        <text:p>B<text:span text:style-name="T16">1</text:span> → bB<text:span text:style-name="T16">2</text:span> ,</text:p>
                      </text:list-item>
                      <text:list-item>
                        <text:p>B<text:span text:style-name="T16">2</text:span> → 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2.161cm" svg:height="5.177cm" svg:x="14.609cm" svg:y="8.464cm">
          <draw:text-box>
            <text:p>A primeira cadeia pode ser gerada pela derivação:</text:p>
            <text:p>S ⇒ aA<text:span text:style-name="T17">1</text:span> ⇒ aaA<text:span text:style-name="T17">2</text:span> ⇒ aab</text:p>
            <text:p/>
            <text:p>A segunda cadeia:</text:p>
            <text:p>S ⇒ bB<text:span text:style-name="T17">1</text:span> ⇒ bbB<text:span text:style-name="T17">2</text:span> ⇒ bba</text:p>
          </draw:text-box>
        </draw:frame>
        <draw:frame draw:style-name="gr5" draw:text-style-name="P10" draw:layer="layout" svg:width="7.95cm" svg:height="4.111cm" svg:x="19.39cm" svg:y="16.818cm">
          <draw:text-box>
            <text:p>R <text:s text:c="2"/><text:s/>a<text:span text:style-name="T13">n</text:span>b<text:tab/> <text:s text:c="4"/>ε,b,ab,aab</text:p>
            <text:p>LC <text:s/>a<text:span text:style-name="T13">n</text:span>b<text:span text:style-name="T13">n</text:span> <text:s/><text:s text:c="3"/>ab, aabb</text:p>
            <text:p>SC <text:s/>a<text:span text:style-name="T13">n</text:span>b<text:span text:style-name="T13">n</text:span>c<text:span text:style-name="T13">n</text:span> <text:s/>abc, aabbcc</text:p>
            <text:p>I <text:s text:c="3"/><text:s/>a<text:span text:style-name="T13">2</text:span><text:span text:style-name="T13">^n</text:span> <text:s/><text:s text:c="4"/>a, aa, aaaa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R e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ada uma gramática G , que não é regular, é possível que a linguagem L(G) seja regular, bastando que, para isso, <text:span text:style-name="T6">exista uma gramática regular</text:span> G<text:span text:style-name="T16">2</text:span> tal que L(G<text:span text:style-name="T16">2</text:span>) = L(G) . Ex.:</text:p>
                <text:list>
                  <text:list-item>
                    <text:p>Considere a gramática não regular<text:line-break/><text:span text:style-name="T9">S → A</text:span><text:span text:style-name="T18">1</text:span><text:span text:style-name="T9">b</text:span> , <text:span text:style-name="T9">S → B</text:span><text:span text:style-name="T18">1</text:span><text:span text:style-name="T9">a</text:span> , <text:span text:style-name="T9">A</text:span><text:span text:style-name="T18">1</text:span><text:span text:style-name="T9"> → A</text:span><text:span text:style-name="T18">2</text:span><text:span text:style-name="T9">a</text:span> , <text:span text:style-name="T9">A</text:span><text:span text:style-name="T18">2</text:span><text:span text:style-name="T9"> → a</text:span> , <text:span text:style-name="T9">B</text:span><text:span text:style-name="T18">1</text:span><text:span text:style-name="T9"> → B</text:span><text:span text:style-name="T18">2</text:span><text:span text:style-name="T9">b</text:span> , <text:span text:style-name="T9">B</text:span><text:span text:style-name="T18">2</text:span><text:span text:style-name="T9"> → b</text:span></text:p>
                    <text:list>
                      <text:list-item>
                        <text:p>A<text:span text:style-name="T17">1</text:span> → A<text:span text:style-name="T17">2</text:span>a <text:s/>não é regular (para ser regular: A → aB)</text:p>
                      </text:list-item>
                    </text:list>
                  </text:list-item>
                  <text:list-item>
                    <text:p>Como L(G) = {aab, bba} , visto anteriormente, e gerado por uma gramática regular, então L(G) é regular</text:p>
                  </text:list-item>
                  <text:list-item>
                    <text:p>S → A₁b → A₂ab → aab</text:p>
                  </text:list-item>
                  <text:list-item>
                    <text:p>S → B₁a → B₂ba → bba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1.78cm" svg:height="4.627cm" svg:x="16.22cm" svg:y="16.373cm">
          <draw:text-box>
            <text:p text:style-name="P12">Regras de produção para GR</text:p>
            <text:p text:style-name="P12"><text:tab/>A → aB</text:p>
            <text:p text:style-name="P12"><text:tab/>A → 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6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Gramática linear à esquerda</text:p>
                <text:list>
                  <text:list-item>
                    <text:p><text:span text:style-name="T9">A → b</text:span> , <text:span text:style-name="T9">A → ε</text:span> , <text:span text:style-name="T9">A → Ba</text:span> <text:s text:c="3"/>, com <text:s text:c="2"/><text:span text:style-name="T9">A, B ∈ V</text:span> <text:s text:c="2"/>e <text:s text:c="2"/><text:span text:style-name="T9">a, b ∈ T</text:span></text:p>
                    <text:list>
                      <text:list-item>
                        <text:p>A linguagem gerada por gramáticas deste tipo é regular</text:p>
                      </text:list-item>
                    </text:list>
                  </text:list-item>
                </text:list>
              </text:list-item>
              <text:list-item>
                <text:p>Gramáticas lineares à direita</text:p>
                <text:list>
                  <text:list-item>
                    <text:p><text:span text:style-name="T9">A → b</text:span> , <text:span text:style-name="T9">A → ε</text:span> , <text:span text:style-name="T9">A → aB</text:span> <text:s text:c="3"/>, com <text:s/><text:span text:style-name="T9">A, B ∈ V</text:span> <text:s text:c="2"/>e <text:s text:c="2"/><text:span text:style-name="T9">a, b ∈ T</text:span></text:p>
                    <text:list>
                      <text:list-item>
                        <text:p>Alguns autores consideram ambos os tipos gramáticas regulares,</text:p>
                        <text:list>
                          <text:list-item>
                            <text:p>tanto as lineares à esquerda quanto as lineares à dire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7.95cm" svg:height="4.111cm" svg:x="19.39cm" svg:y="16.819cm">
          <draw:text-box>
            <text:p>R <text:s text:c="2"/><text:s/>a<text:span text:style-name="T13">n</text:span>b<text:tab/> <text:s text:c="4"/>ε,b,ab,aab</text:p>
            <text:p>LC <text:s/>a<text:span text:style-name="T13">n</text:span>b<text:span text:style-name="T13">n</text:span> <text:s/><text:s text:c="3"/>ab, aabb</text:p>
            <text:p>SC <text:s/>a<text:span text:style-name="T13">n</text:span>b<text:span text:style-name="T13">n</text:span>c<text:span text:style-name="T13">n</text:span> <text:s/>abc, aabbcc</text:p>
            <text:p>I <text:s text:c="3"/><text:s/>a<text:span text:style-name="T13">2</text:span><text:span text:style-name="T13">^n</text:span> <text:s/><text:s text:c="4"/>a, aa, aaaa</text:p>
          </draw:text-box>
        </draw:frame>
        <draw:rect draw:style-name="gr8" draw:text-style-name="P14" draw:layer="layout" svg:width="1.385cm" svg:height="1.507cm" svg:x="8.943cm" svg:y="5.124cm">
          <text:p/>
        </draw:rect>
        <draw:rect draw:style-name="gr8" draw:text-style-name="P14" draw:layer="layout" svg:width="1.432cm" svg:height="1.507cm" svg:x="8.943cm" svg:y="9.712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De GLC para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Regras <text:span text:style-name="T9">A → B</text:span> podem ser substituídas para obtermos uma gramática regular (GR) equivalente. Ex.:</text:p>
                <text:list>
                  <text:list-item>
                    <text:p><text:span text:style-name="T9">S → A | a</text:span><text:line-break/><text:span text:style-name="T9">A → aB | B <text:s text:c="7"/></text:span>A → B não se encaixa na forma de uma GR<text:line-break/><text:span text:style-name="T9">B → b</text:span></text:p>
                    <text:list>
                      <text:list-item>
                        <text:p>Observamos que <text:span text:style-name="T19">S ⇒</text:span><text:span text:style-name="T20">*</text:span><text:span text:style-name="T19"> A</text:span> , <text:span text:style-name="T19">S ⇒</text:span><text:span text:style-name="T20">*</text:span><text:span text:style-name="T19"> B</text:span> , <text:span text:style-name="T19">A ⇒</text:span><text:span text:style-name="T20">*</text:span><text:span text:style-name="T19"> B</text:span></text:p>
                        <text:list>
                          <text:list-item>
                            <text:p><text:span text:style-name="T21">S ⇒</text:span><text:span text:style-name="T22">*</text:span><text:span text:style-name="T21"> A</text:span> : significa que <text:span text:style-name="T23">S</text:span> pode derivar <text:span text:style-name="T23">A</text:span> em <text:span text:style-name="T24">zero ou mais passos</text:span>, pois existe a produção <text:span text:style-name="T9">S → A</text:span> , em um único passo</text:p>
                          </text:list-item>
                          <text:list-item>
                            <text:p><text:span text:style-name="T21">S ⇒</text:span><text:span text:style-name="T22">*</text:span><text:span text:style-name="T21"> B</text:span> : <text:span text:style-name="T23">S</text:span> pode derivar <text:span text:style-name="T23">B</text:span> em <text:span text:style-name="T24">zero ou mais passos</text:span> usando<text:line-break/><text:span text:style-name="T23">A</text:span> (<text:span text:style-name="T9">S ⇒ A</text:span>) e, em seguida, <text:span text:style-name="T23">A</text:span> pode derivar <text:span text:style-name="T23">B</text:span> (<text:span text:style-name="T19">A ⇒ B</text:span>)</text:p>
                            <text:list>
                              <text:list-item>
                                <text:p>portanto, <text:span text:style-name="T23">S</text:span> pode derivar <text:span text:style-name="T23">B</text:span> em dois passos (<text:span text:style-name="T19">S ⇒ A ⇒ B</text:span>)</text:p>
                              </text:list-item>
                            </text:list>
                          </text:list-item>
                          <text:list-item>
                            <text:p><text:span text:style-name="T21">A ⇒</text:span><text:span text:style-name="T22">*</text:span><text:span text:style-name="T21"> B</text:span> : olhando as regras, existe a produção <text:span text:style-name="T9">A → B</text:span></text:p>
                            <text:list>
                              <text:list-item>
                                <text:p>portanto, em um único passo <text:span text:style-name="T19">A ⇒ B <text:s text:c="2"/></text:span>(<text:span text:style-name="T23">A</text:span> deriva <text:span text:style-name="T23">B</text:span>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0" draw:layer="layout" svg:width="11.393cm" svg:height="3.535cm" svg:x="14.648cm" svg:y="0.5cm">
          <draw:text-box>
            <text:p>Regras de produção para GR</text:p>
            <text:p><text:tab/>A → aB</text:p>
            <text:p><text:tab/>A → a</text:p>
          </draw:text-box>
        </draw:frame>
        <draw:line draw:style-name="gr10" draw:text-style-name="P11" draw:layer="layout" svg:x1="22.353cm" svg:y1="7.254cm" svg:x2="18.521cm" svg:y2="2.5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GLC para G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odemos substituir o lado direito das regras simples da forma <text:line-break/><text:span text:style-name="T9">A → B</text:span> pelo lado direito das regras cujo lado esquerdo é <text:span text:style-name="T6">B</text:span></text:p>
                <text:list>
                  <text:list-item>
                    <text:p>regras com o lado esquerdo B : <text:s/><text:span text:style-name="T9">B → b</text:span></text:p>
                  </text:list-item>
                  <text:list-item>
                    <text:p>substitui o lado direito da regra <text:s/><text:span text:style-name="T9">A → B</text:span> <text:s/>pelo lado direito da <text:line-break/>regra <text:span text:style-name="T9">B → b</text:span> , resultando <text:s/><text:span text:style-name="T9">A → b</text:span></text:p>
                  </text:list-item>
                </text:list>
              </text:list-item>
              <text:list-item>
                <text:p>Gramática resultante</text:p>
                <text:list>
                  <text:list-item>
                    <text:p>S → aB | b | a</text:p>
                  </text:list-item>
                  <text:list-item>
                    <text:p>A → aB | b</text:p>
                  </text:list-item>
                  <text:list-item>
                    <text:p>B → b</text:p>
                  </text:list-item>
                </text:list>
              </text:list-item>
              <text:list-item>
                <text:p>A linguagem gerada por uma gramática apenas com regras regulares e regras simples, é regular</text:p>
              </text:list-item>
            </text:list>
          </draw:text-box>
        </draw:frame>
        <draw:frame draw:style-name="gr11" draw:text-style-name="P15" draw:layer="layout" svg:width="5.11cm" svg:height="3.535cm" svg:x="21.258cm" svg:y="11.26cm">
          <draw:text-box>
            <text:p>original</text:p>
            <text:p>S → A | a</text:p>
            <text:p>A → aB | B</text:p>
            <text:p>B → b</text:p>
          </draw:text-box>
        </draw:frame>
        <draw:frame draw:style-name="gr12" draw:text-style-name="P15" draw:layer="layout" svg:width="4.74cm" svg:height="1.072cm" svg:x="14.279cm" svg:y="12.019cm">
          <draw:text-box>
            <text:p>S → aB | B | a</text:p>
          </draw:text-box>
        </draw:frame>
        <draw:line draw:style-name="gr13" draw:text-style-name="P11" draw:layer="layout" svg:x1="20.802cm" svg:y1="12.612cm" svg:x2="19.388cm" svg:y2="12.612cm">
          <text:p/>
        </draw:line>
        <draw:line draw:style-name="gr14" draw:text-style-name="P11" draw:layer="layout" svg:x1="13.717cm" svg:y1="12.486cm" svg:x2="9.214cm" svg:y2="12.486cm">
          <text:p/>
        </draw:line>
        <draw:frame draw:style-name="gr12" draw:text-style-name="P15" draw:layer="layout" svg:width="3.728cm" svg:height="1.072cm" svg:x="14.279cm" svg:y="13.068cm">
          <draw:text-box>
            <text:p>A → aB | b</text:p>
          </draw:text-box>
        </draw:frame>
        <draw:line draw:style-name="gr13" draw:text-style-name="P11" draw:layer="layout" svg:x1="20.818cm" svg:y1="13.484cm" svg:x2="19.388cm" svg:y2="13.661cm">
          <text:p/>
        </draw:line>
        <draw:line draw:style-name="gr14" draw:text-style-name="P11" draw:layer="layout" svg:x1="13.717cm" svg:y1="13.535cm" svg:x2="9.214cm" svg:y2="13.535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R e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L<text:span text:style-name="T17">1</text:span> e L<text:span text:style-name="T17">2</text:span> são linguagens regulares, então L<text:span text:style-name="T17">1</text:span> ∪ L<text:span text:style-name="T17">2</text:span> também é regular</text:p>
              </text:list-item>
              <text:list-item>
                <text:p>Se L<text:span text:style-name="T17">1</text:span> e L<text:span text:style-name="T17">2</text:span> são linguagens regulares, então existem gramáticas regulares G<text:span text:style-name="T17">1</text:span> = ( V<text:span text:style-name="T17">1</text:span> , T , P<text:span text:style-name="T17">1</text:span> , S<text:span text:style-name="T17">1</text:span> ) <text:s/>e <text:s/>G<text:span text:style-name="T17">2</text:span> = ( V<text:span text:style-name="T17">2</text:span> , T , P<text:span text:style-name="T17">2</text:span> , S<text:span text:style-name="T17">2</text:span> ) tais que L(G<text:span text:style-name="T17">1</text:span>) = L<text:span text:style-name="T17">1</text:span> <text:s/>e <text:s/>L(G<text:span text:style-name="T17">2</text:span>) = L<text:span text:style-name="T17">2</text:span></text:p>
                <text:list>
                  <text:list-item>
                    <text:p>Podemos renomear as variáveis de <text:s/>V<text:span text:style-name="T17">2</text:span> <text:s/>de modo que não tenham o mesmo nome que uma variável de <text:s/>V<text:span text:style-name="T17">1</text:span></text:p>
                  </text:list-item>
                  <text:list-item>
                    <text:p>Podemos criar um novo símbolo inicial <text:s/>S <text:s/>e criar a gramática:<text:line-break/><text:line-break/><text:tab/>G<text:span text:style-name="T17">3</text:span> = ( V<text:span text:style-name="T17">1</text:span> ∪ V<text:span text:style-name="T17">2</text:span> ∪ {S}, T , P<text:span text:style-name="T17">1</text:span> ∪ P<text:span text:style-name="T17">2</text:span> ∪ { S → S<text:span text:style-name="T17">1</text:span> , S → S<text:span text:style-name="T17">2</text:span> }, S )<text:line-break/></text:p>
                    <text:list>
                      <text:list-item>
                        <text:p>G<text:span text:style-name="T17">3</text:span> possui regras regulares simples</text:p>
                      </text:list-item>
                      <text:list-item>
                        <text:p>L(G<text:span text:style-name="T17">3</text:span>) = L(G<text:span text:style-name="T17">1</text:span>) ∪ L(G<text:span text:style-name="T17">2</text:span>), portanto, L(G<text:span text:style-name="T17">1</text:span>) ∪ L(G<text:span text:style-name="T17">2</text:span>) é regul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5" draw:layer="layout" svg:width="15.145cm" svg:height="1.072cm" svg:x="11.445cm" svg:y="9.261cm">
          <draw:text-box>
            <text:p>(“L de G1 é igual a L1 e L de G2 é igual a L2”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m as gramáticas</text:p>
                <text:list>
                  <text:list-item>
                    <text:p>G<text:span text:style-name="T16">1</text:span> : <text:s/>S<text:span text:style-name="T16">1</text:span> → bA<text:span text:style-name="T16">1</text:span> <text:s/>, <text:s/>A<text:span text:style-name="T16">1</text:span> → a</text:p>
                  </text:list-item>
                  <text:list-item>
                    <text:p>G<text:span text:style-name="T16">2</text:span> : <text:s/>S<text:span text:style-name="T16">2</text:span> → aA<text:span text:style-name="T16">2</text:span> | bB<text:span text:style-name="T16">2</text:span> <text:s/>, <text:s/>A<text:span text:style-name="T16">2</text:span> → a <text:s/>, <text:s/>B<text:span text:style-name="T16">2</text:span> → bB<text:span text:style-name="T16">2</text:span> | b</text:p>
                  </text:list-item>
                </text:list>
              </text:list-item>
              <text:list-item>
                <text:p>Podemos construir a nova gramática G<text:span text:style-name="T16">3</text:span> tal que<text:line-break/>L(G<text:span text:style-name="T16">3</text:span>) = L(G<text:span text:style-name="T16">1</text:span>) ∪ L(G<text:span text:style-name="T16">2</text:span>)</text:p>
                <text:list>
                  <text:list-item>
                    <text:p>S → S<text:span text:style-name="T16">1</text:span> | S<text:span text:style-name="T16">2</text:span> <text:s/>, <text:s/>S<text:span text:style-name="T16">1</text:span> → bA<text:span text:style-name="T16">1</text:span> <text:s/>, <text:s/>A<text:span text:style-name="T16">1</text:span> → a <text:s/>, <text:s/>S<text:span text:style-name="T16">2</text:span> → aA<text:span text:style-name="T16">2</text:span> | bB<text:span text:style-name="T16">2</text:span> <text:s/>, <text:s/>A<text:span text:style-name="T16">2</text:span> → a <text:s/>,<text:line-break/>B<text:span text:style-name="T16">2</text:span> → bB<text:span text:style-name="T16">2</text:span> | b</text:p>
                  </text:list-item>
                </text:list>
              </text:list-item>
              <text:list-item>
                <text:p>G<text:span text:style-name="T17">3</text:span> é uma gramática apenas com regras regulares simples, e portanto, gera uma linguagem regul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G<text:span text:style-name="T17">2</text:span> para L(G<text:span text:style-name="T16">2</text:span>)<text:span text:style-name="T25">*</text:span>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Desejamos uma gramática que gera a linguagem L(G<text:span text:style-name="T17">2</text:span>)<text:span text:style-name="T13">*</text:span> <text:s/>,</text:p>
                <text:list>
                  <text:list-item>
                    <text:p>O fecho de Kleene da linguagem gerada por G<text:span text:style-name="T17">2</text:span></text:p>
                  </text:list-item>
                  <text:list-item>
                    <text:p>Uma gramática que gere todas as strings que podem ser formadas pela concatenação de zero ou mais geradas por G<text:span text:style-name="T17">2</text:span></text:p>
                  </text:list-item>
                </text:list>
              </text:list-item>
              <text:list-item>
                <text:p>G<text:span text:style-name="T16">2 </text:span>: <text:span text:style-name="T6">S</text:span><text:span text:style-name="T26">2</text:span><text:span text:style-name="T9"> → aA</text:span><text:span text:style-name="T18">2</text:span> , <text:span text:style-name="T9">S</text:span><text:span text:style-name="T18">2</text:span><text:span text:style-name="T9"> → bB</text:span><text:span text:style-name="T18">2</text:span> , <text:span text:style-name="T9">A</text:span><text:span text:style-name="T18">2</text:span><text:span text:style-name="T9"> → a</text:span> , <text:span text:style-name="T9">B</text:span><text:span text:style-name="T18">2</text:span><text:span text:style-name="T9"> → bB</text:span><text:span text:style-name="T18">2</text:span> , <text:span text:style-name="T9">B</text:span><text:span text:style-name="T18">2</text:span><text:span text:style-name="T9"> → b</text:span></text:p>
              </text:list-item>
              <text:list-item>
                <text:p>Em G<text:span text:style-name="T17">2</text:span> o símbolo inicial (<text:span text:style-name="T6">S</text:span><text:span text:style-name="T27">2</text:span>) não aparece do lado direito</text:p>
                <text:list>
                  <text:list-item>
                    <text:p>Isso é importante pois para gerar o fecho de Kleene (<text:span text:style-name="T13">*</text:span>)</text:p>
                  </text:list-item>
                  <text:list-item>
                    <text:p>Precisamos permitir a concatenação de strings geradas por G<text:span text:style-name="T17">2</text:span></text:p>
                    <text:list>
                      <text:list-item>
                        <text:p>para isso, precisamos de uma forma de "voltar" para o símbolo inicial (S<text:span text:style-name="T17">2</text:span>) após gerar uma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G<text:span text:style-name="T17">2</text:span> para L(G<text:span text:style-name="T17">2</text:span>)<text:span text:style-name="T13">*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Como G<text:span text:style-name="T17">2</text:span> só tem regras na forma <text:span text:style-name="T9">A → b</text:span> e <text:span text:style-name="T9">A → aB</text:span>,</text:p>
                <text:list>
                  <text:list-item>
                    <text:p>basta colocar o símbolo inicial (<text:span text:style-name="T6">S</text:span><text:span text:style-name="T27">2</text:span>) nas regras da forma <text:span text:style-name="T9">A → b</text:span></text:p>
                  </text:list-item>
                </text:list>
              </text:list-item>
              <text:list-item>
                <text:p>Isso permite que, após gerar um terminal, a gramática "retorne" ao estado inicial e gere outra string da linguagem</text:p>
                <text:list>
                  <text:list-item>
                    <text:p><text:span text:style-name="T9">A</text:span><text:span text:style-name="T12">2</text:span><text:span text:style-name="T9"> → a</text:span> <text:s/>se torna <text:s/><text:span text:style-name="T9">A</text:span><text:span text:style-name="T12">2</text:span><text:span text:style-name="T9"> → aS</text:span><text:span text:style-name="T12">2</text:span> , <text:s/>e <text:s/><text:span text:style-name="T9">B</text:span><text:span text:style-name="T12">2</text:span><text:span text:style-name="T9"> → b</text:span> se torna <text:s/><text:span text:style-name="T9">B</text:span><text:span text:style-name="T12">2</text:span><text:span text:style-name="T9"> → bS</text:span><text:span text:style-name="T12">2</text:span></text:p>
                  </text:list-item>
                </text:list>
              </text:list-item>
              <text:list-item>
                <text:p>Acrescentar a regra <text:span text:style-name="T9">S</text:span><text:span text:style-name="T12">2</text:span><text:span text:style-name="T9"> → ε</text:span></text:p>
                <text:list>
                  <text:list-item>
                    <text:p>adicionada para representar a concatenação de zero strings de L(G<text:span text:style-name="T17">2</text:span>), pois o fecho de Kleene (<text:span text:style-name="T13">*</text:span>) inclui a string vazia</text:p>
                  </text:list-item>
                </text:list>
              </text:list-item>
              <text:list-item>
                <text:p>Resultado final:<text:line-break/><text:line-break/><text:tab/>S<text:span text:style-name="T17">2</text:span> → ε , S<text:span text:style-name="T17">2</text:span> → aA<text:span text:style-name="T17">2</text:span> , S<text:span text:style-name="T17">2</text:span> → bB<text:span text:style-name="T17">2</text:span> , A<text:span text:style-name="T17">2</text:span> → aS<text:span text:style-name="T17">2</text:span> , B<text:span text:style-name="T17">2</text:span> → bB<text:span text:style-name="T17">2</text:span> , B<text:span text:style-name="T17">2</text:span> → bS<text:span text:style-name="T17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2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ramática, com símbolo inicial A<text:span text:style-name="T17">0</text:span> , gera os números inteiros, escritos na base 2, que deixam resto 1 quando divididos por 3 :</text:p>
                <text:list>
                  <text:list-item>
                    <text:p>A<text:span text:style-name="T17">0</text:span> → 0A<text:span text:style-name="T16">0</text:span> | 1A<text:span text:style-name="T16">1</text:span></text:p>
                  </text:list-item>
                  <text:list-item>
                    <text:p>A<text:span text:style-name="T17">1</text:span> → 0A<text:span text:style-name="T16">2</text:span> | 1A<text:span text:style-name="T16">0</text:span> | ε</text:p>
                  </text:list-item>
                  <text:list-item>
                    <text:p>A<text:span text:style-name="T17">2</text:span> → 0A<text:span text:style-name="T16">1</text:span> | 1A<text:span text:style-name="T16">2</text:span></text:p>
                  </text:list-item>
                </text:list>
              </text:list-item>
              <text:list-item>
                <text:p>Observe que <text:s/>A<text:span text:style-name="T16">0</text:span> ⇒<text:span text:style-name="T13">*</text:span> wA<text:span text:style-name="T16">i</text:span> <text:s/>se, e somente se, w é um número na base 2 que deixa resto i quando dividido por 3</text:p>
                <text:list>
                  <text:list-item>
                    <text:p><text:span text:style-name="T28">Se a derivação a partir de A₀ termina em A₀, então a string binária gerada </text:span><text:span text:style-name="T28">(w) representa um número que, quando dividido por 3, tem resto 0</text:span></text:p>
                  </text:list-item>
                  <text:list-item>
                    <text:p><text:span text:style-name="T28">Se a derivação a partir de A₀ termina em A₁, então a string binária gerada </text:span><text:span text:style-name="T28">(w) representa um número que, quando dividido por 3, tem resto 1</text:span></text:p>
                  </text:list-item>
                  <text:list-item>
                    <text:p><text:span text:style-name="T28">Se a derivação a partir de A₀ termina em A₂, então a string binária gerada </text:span><text:span text:style-name="T28">(w) representa um número que, quando dividido por 3, tem resto 2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9.408cm" svg:height="2.714cm" svg:x="16.521cm" svg:y="6.852cm">
          <draw:text-box>
            <text:p>A<text:span text:style-name="T17">0</text:span> : símbolo inicial</text:p>
            <text:p>A<text:span text:style-name="T17">0</text:span>, A<text:span text:style-name="T17">1</text:span>, A<text:span text:style-name="T17">2</text:span> : variáveis</text:p>
            <text:p>0, 1 : terminai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ndo o número binário 1 (decimal 1)</text:p>
                <text:list>
                  <text:list-item>
                    <text:p>A₀ ⇒ 1A₁ ⇒ 1ε = 1</text:p>
                    <text:list>
                      <text:list-item>
                        <text:p>Como a derivação termina em A₁, o número 1 (decimal) deixa resto 1 quando dividido por 3</text:p>
                      </text:list-item>
                    </text:list>
                  </text:list-item>
                </text:list>
              </text:list-item>
              <text:list-item>
                <text:p>Gerando o número binário 100 (decimal 4)</text:p>
                <text:list>
                  <text:list-item>
                    <text:p>A₀ ⇒ 1A₁ ⇒ 10A₂ ⇒ 100A₁ ⇒ 100ε = 100</text:p>
                  </text:list-item>
                  <text:list-item>
                    <text:p>Como a derivação termina em A₁, o número 4 (decimal) deixa resto 1 se dividido por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ndo o número binário 111 (decimal 7)</text:p>
                <text:list>
                  <text:list-item>
                    <text:p>A₀ ⇒ 1A₁ ⇒ 11A₀ ⇒ 110A₀ ⇒ 1100A₀ ⇒ 11000A₀... <text:s/></text:p>
                    <text:list>
                      <text:list-item>
                        <text:p>podemos continuar adicionando zeros indefinidamente, e o resto continuará sendo 1</text:p>
                      </text:list-item>
                    </text:list>
                  </text:list-item>
                  <text:list-item>
                    <text:p>A₀ ⇒ 1A₁ ⇒ 11A₀ ⇒ 111A₁ ⇒ 111ε = 111</text:p>
                    <text:list>
                      <text:list-item>
                        <text:p>como a derivação termina em A₁, o número 7 (decimal) deixa resto 1 quando dividido por 3</text:p>
                      </text:list-item>
                    </text:list>
                  </text:list-item>
                </text:list>
              </text:list-item>
              <text:list-item>
                <text:p>Gerando o número binário 10 (decimal 2)</text:p>
                <text:list>
                  <text:list-item>
                    <text:p>A₀ ⇒ 1A₁ ⇒ 10A₂ ⇒ 10ε = 10</text:p>
                    <text:list>
                      <text:list-item>
                        <text:p>como a derivação termina em A₂, o número 2 (decimal) deixa resto 2 quando dividido por 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omo a gramática "calcula" o resto:</text:p>
                <text:list>
                  <text:list-item>
                    <text:p>A gramática implementa uma espécie de autômato finito que simula a divisão por 3</text:p>
                  </text:list-item>
                  <text:list-item>
                    <text:p>A cada novo bit lido (0 ou 1), o estado (A₀, A₁ ou A₂) muda, representando o novo resto</text:p>
                    <text:list>
                      <text:list-item>
                        <text:p>Começamos em A₀ (resto 0)</text:p>
                      </text:list-item>
                      <text:list-item>
                        <text:p>Ler um '0' não altera o resto (A₀ → 0A₀, A₁ → 0A₂, A₂ → 0A₁)</text:p>
                      </text:list-item>
                      <text:list-item>
                        <text:p>Ler um '1' incrementa o resto em 1 (A₀ → 1A₁, A₁ → 1A₀, A₂ → 1A₂)</text:p>
                      </text:list-item>
                    </text:list>
                  </text:list-item>
                  <text:list-item>
                    <text:p>Como queremos gerar números com resto 1, as derivações devem terminar em A₁</text:p>
                    <text:list>
                      <text:list-item>
                        <text:p>A regra A₁ → ε permite que a derivação termine e, assim, gere a string biná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3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ramática regular para ler comentários em Python:<text:line-break/><text:line-break/>A → "#" B<text:span text:style-name="T13">*</text:span><text:line-break/>B → [a-zA-Z0-9_-+*/=.,!@#$%^&amp;*{}:;&lt;&gt;?~\ ]</text:p>
              </text:list-item>
              <text:list-item>
                <text:p>Onde:</text:p>
                <text:list>
                  <text:list-item>
                    <text:p>"#" representa o caractere de início do comentário</text:p>
                  </text:list-item>
                  <text:list-item>
                    <text:p>B<text:span text:style-name="T13">*</text:span> representa zero ou mais ocorrências de caracteres vál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e47200" draw:marker-end="Arrowheads_20_18" draw:marker-end-width="0.3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23T16:28:14.953545449</dc:date>
    <meta:editing-duration>P2DT6H44M4S</meta:editing-duration>
    <meta:editing-cycles>288</meta:editing-cycles>
    <meta:generator>LibreOffice/7.3.7.2$Linux_X86_64 LibreOffice_project/30$Build-2</meta:generator>
    <meta:document-statistic meta:object-count="11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